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c3706" officeooo:paragraph-rsid="000c3706" style:font-weight-asian="bold" style:font-weight-complex="bold"/>
    </style:style>
    <style:style style:name="P2" style:family="paragraph" style:parent-style-name="Standard">
      <style:text-properties officeooo:paragraph-rsid="00091e8f"/>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officeooo:rsid="000d9427" officeooo:paragraph-rsid="000d9427" style:font-style-asian="normal" style:font-style-complex="normal"/>
    </style:style>
    <style:style style:name="T1" style:family="text">
      <style:text-properties officeooo:rsid="00091e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omprendre la notion de souveraineté</text:p>
      <text:p text:style-name="Standard"/>
      <text:p text:style-name="Standard">Depuis les années 1980, une série de travaux ont interrogé les interactions des acteurs de l’économie et des institutions, en soulignant ce que Jean-Pierre Hirsch a appelé « les deux rêves du commerce », soit un tiraillement permanent entre besoin de liberté et besoin de protection. Ces travaux ont aussi montré toutes les difficultés des acteurs de l’économie, pour s’adapter, après la Révolution, aux nouvelles règles de l’individualisme libéral.</text:p>
      <text:p text:style-name="Standard">Dans le prolongement de ces travaux, nous voudrions revenir sur le problème de la conservation des savoir-faire techniques rares dans la première moitié du XIXe siècle, qui voit s’affronter les demandes « protectionnistes » des marchands et des fabricants aux principes juridiques libéraux du bureau des Arts et Manufactures et des tribunaux.</text:p>
      <text:p text:style-name="Standard">La conservation de ces savoir-faire techniques rares demeure, alors, pour les différentes fabriques françaises une préoccupation essentielle. Marchands et fabricants, notamment des secteurs textiles, s’inquiètent des « embauchages » de leurs ouvriers par des fabriques étrangères concurrentes.</text:p>
      <text:p text:style-name="P2">Certes les administrations préfectorales et municipales, ainsi que le bureau des Arts et Manufactures, partagent leurs inquiétudes, au nom de l’équilibre de la balance du commerce, et mettent en place une surveillance serrée des entreprises d’embauchage. </text:p>
      <text:p text:style-name="P2">Mais la législation post-révolutionnaire reposant sur la liberté du travail et la liberté de circulation donne peu de possibilités d’intervention aux administrations et aux tribunaux. Les articles 417 et 418 du Code pénal n’apparaissent pas du tout adéquats pour garantir la conservation, par les parties prenantes, des « fabriques collectives » de savoir-faire techniques propres à celles-ci. </text:p>
      <text:p text:style-name="P2">Nous montrerons l’inadaptation de cette législation et de son interprétation par les tribunaux aux modalités d’innovations et de circulation des savoir-faire au sein de ces fabriques collectives au moyen d’une étude de cas de la fabrique lyonnaise. Celle-ci fait face au cours des années 1820 à des tentatives nombreuses d’appropriation de savoir-faire mis au point à Lyon, en particulier par les fabriques de soieries londoniennes. La chambre de commerce de Lyon exige alors des mesures de protection que le bureau des Arts et <text:span text:style-name="T1">M</text:span>anufactures comme les tribunaux lui refusent.</text:p>
      <text:p text:style-name="P2"/>
      <text:p text:style-name="P3">1. Expliquez en 5 lignes, au travers de cet exemple, certes ancien et local mais bien fondateur, la genèse de la souveraineté.</text:p>
      <text:p text:style-name="P3">2. Raccrochez rapidement cette notion aux CM sur la Mondialisation/Démondialisation et sur l’Intelligence économique.</text:p>
      <text:p text:style-name="P3">3. Expliquez quelle ambivalence est créée par ce concept de souveraineté.</text:p>
      <text:p text:style-name="P3"/>
      <text:p text:style-name="P4">1.</text:p>
      <text:p text:style-name="P4"><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8T15:53:55.598000000</meta:creation-date>
    <dc:date>2024-10-18T16:00:45.484000000</dc:date>
    <meta:editing-duration>PT6M50S</meta:editing-duration>
    <meta:editing-cycles>5</meta:editing-cycles>
    <meta:generator>LibreOffice/24.8.1.2$Windows_X86_64 LibreOffice_project/87fa9aec1a63e70835390b81c40bb8993f1d4ff6</meta:generator>
    <meta:document-statistic meta:table-count="0" meta:image-count="0" meta:object-count="0" meta:page-count="1" meta:paragraph-count="12" meta:word-count="394" meta:character-count="2665" meta:non-whitespace-character-count="2279"/>
  </office:meta>
</office:document-meta>
</file>